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P4" style:family="paragraph" style:parent-style-name="Standard">
      <style:text-properties fo:color="#c9211e" loext:opacity="100%" fo:font-size="14pt" fo:font-weight="bold" officeooo:rsid="0017b702" officeooo:paragraph-rsid="0017b702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loext:opacity="100%" fo:font-weight="normal" officeooo:rsid="0010dcf7" officeooo:paragraph-rsid="0013b18e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7" style:family="paragraph" style:parent-style-name="Preformatted_20_Text">
      <style:text-properties fo:color="#000000" loext:opacity="100%" fo:font-weight="normal" officeooo:rsid="000b754b" officeooo:paragraph-rsid="000b754b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0b754b" officeooo:paragraph-rsid="000b754b" style:font-weight-asian="normal" style:font-weight-complex="normal"/>
    </style:style>
    <style:style style:name="P9" style:family="paragraph" style:parent-style-name="Preformatted_20_Text">
      <style:text-properties fo:color="#000000" loext:opacity="100%" fo:font-weight="normal" officeooo:rsid="000b754b" officeooo:paragraph-rsid="001a5821" style:font-weight-asian="normal" style:font-weight-complex="normal"/>
    </style:style>
    <style:style style:name="P10" style:family="paragraph" style:parent-style-name="Standard">
      <style:text-properties fo:color="#000000" loext:opacity="100%" fo:font-size="14pt" fo:font-weight="bold" officeooo:rsid="0010dcf7" officeooo:paragraph-rsid="0013b18e" fo:background-color="#ffffd7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loext:opacity="100%" fo:font-size="14pt" fo:font-weight="bold" officeooo:rsid="0010dcf7" officeooo:paragraph-rsid="0010dcf7" fo:background-color="#ffffd7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000000" loext:opacity="100%" fo:font-size="14pt" fo:font-weight="normal" officeooo:rsid="0010dcf7" officeooo:paragraph-rsid="0010dcf7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b2b2b2" loext:opacity="100%" fo:font-size="14pt" fo:font-weight="bold" officeooo:rsid="001a5821" officeooo:paragraph-rsid="000b754b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b2b2b2" loext:opacity="100%" fo:font-size="14pt" fo:font-weight="bold" officeooo:rsid="001a5821" officeooo:paragraph-rsid="0013b18e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b2b2b2" loext:opacity="100%" fo:font-size="14pt" fo:font-weight="bold" officeooo:rsid="000b754b" officeooo:paragraph-rsid="001a5821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b2b2b2" loext:opacity="100%" fo:font-size="14pt" fo:font-weight="bold" officeooo:rsid="000b754b" officeooo:paragraph-rsid="000b754b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b2b2b2" loext:opacity="100%" fo:font-size="14pt" fo:font-weight="bold" officeooo:rsid="001a5821" officeooo:paragraph-rsid="000b754b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b2b2b2" loext:opacity="100%" fo:font-weight="bold" officeooo:rsid="001e0d7b" officeooo:paragraph-rsid="001e0d7b" style:font-weight-asian="bold" style:font-weight-complex="bold"/>
    </style:style>
    <style:style style:name="P20" style:family="paragraph" style:parent-style-name="Standard">
      <style:text-properties fo:color="#b2b2b2" loext:opacity="100%" fo:font-weight="bold" officeooo:rsid="001a5821" officeooo:paragraph-rsid="000b754b" style:font-weight-asian="bold" style:font-weight-complex="bold"/>
    </style:style>
    <style:style style:name="P21" style:family="paragraph" style:parent-style-name="Standard">
      <style:text-properties fo:color="#b2b2b2" loext:opacity="100%" fo:font-weight="bold" officeooo:rsid="001fe8f9" officeooo:paragraph-rsid="001fe8f9" style:font-weight-asian="bold" style:font-weight-complex="bold"/>
    </style:style>
    <style:style style:name="P22" style:family="paragraph" style:parent-style-name="Standard">
      <style:text-properties fo:color="#00a933" loext:opacity="100%" fo:font-weight="normal" officeooo:rsid="001a5821" officeooo:paragraph-rsid="000b754b" style:font-weight-asian="normal" style:font-weight-complex="normal"/>
    </style:style>
    <style:style style:name="P23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24" style:family="paragraph" style:parent-style-name="Standard">
      <style:text-properties fo:color="#000000" loext:opacity="100%" fo:font-weight="normal" officeooo:rsid="00210c64" officeooo:paragraph-rsid="00210c6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17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officeooo:rsid="000f017b"/>
    </style:style>
    <style:style style:name="T7" style:family="text">
      <style:text-properties officeooo:rsid="00197b25"/>
    </style:style>
    <style:style style:name="T8" style:family="text">
      <style:text-properties fo:color="#b2b2b2" loext:opacity="100%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b2b2b2" loext:opacity="100%" fo:font-size="14pt" fo:font-weight="bold" officeooo:rsid="001a5821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Liberation Serif" fo:font-weight="normal" officeooo:rsid="000b754b" style:font-size-asian="14pt" style:font-weight-asian="normal" style:font-weight-complex="normal"/>
    </style:style>
    <style:style style:name="T11" style:family="text">
      <style:text-properties fo:color="#000000" loext:opacity="100%" style:font-name="Liberation Serif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font-name="Liberation Serif" fo:font-size="14pt" fo:font-weight="normal" officeooo:rsid="000b754b" style:font-size-asian="14pt" style:font-weight-asian="normal" style:font-size-complex="14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a5821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style:font-name="Liberation Serif" fo:font-size="14pt" officeooo:rsid="000b754b" fo:background-color="#ffffd7" loext:char-shading-value="0" style:font-size-asian="14pt" style:font-size-complex="14pt"/>
    </style:style>
    <style:style style:name="T17" style:family="text">
      <style:text-properties style:font-name="Liberation Serif" fo:font-size="14pt" officeooo:rsid="000b754b" fo:background-color="transparent" loext:char-shading-value="0" style:font-size-asian="14pt" style:font-size-complex="14pt"/>
    </style:style>
    <style:style style:name="T18" style:family="text">
      <style:text-properties style:font-name="Liberation Serif" fo:font-weight="normal" officeooo:rsid="000b754b" fo:background-color="transparent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йросеть на Rockchip 3588</text:p>
      <text:p text:style-name="P1"/>
      <text:p text:style-name="P1"><text:span text:style-name="T3">- 1 этап - обучение нейросети с помощью PyToch <text:s/>- <text:s/>в результате получаем <text:s/>файл</text:span> <text:s/><text:span text:style-name="T4">3588neuro.pt</text:span></text:p>
      <text:p text:style-name="P2">- <text:span text:style-name="T6">2</text:span> этап – конвертация нейросети в формат <text:s/><text:span text:style-name="T2">onnx</text:span><text:span text:style-name="T6"> <text:s/>а затем в <text:s/></text:span><text:span text:style-name="T1">rknn</text:span> - <text:s/>в результате получаем <text:s/>файл <text:s/><text:span text:style-name="T5">3588neuro.rknn</text:span></text:p>
      <text:p text:style-name="P3"/>
      <text:p text:style-name="P4"><text:span text:style-name="T7">1. </text:span>Install Docker</text:p>
      <text:p text:style-name="P8"/>
      <text:p text:style-name="P17">Add Docker's official GPG key:</text:p>
      <text:p text:style-name="P13">sudo apt-get update</text:p>
      <text:p text:style-name="P13">sudo apt-get install ca-certificates curl</text:p>
      <text:p text:style-name="P13">sudo install -m 0755 -d /etc/apt/keyrings</text:p>
      <text:p text:style-name="P13">sudo curl -fsSL https://download.docker.com/linux/ubuntu/gpg -o /etc/apt/keyrings/docker.asc</text:p>
      <text:p text:style-name="P13">sudo chmod a+r /etc/apt/keyrings/docker.asc</text:p>
      <text:p text:style-name="P8"/>
      <text:p text:style-name="P17">Add the repository to Apt sources:</text:p>
      <text:p text:style-name="P8"><text:span text:style-name="Source_20_Text"><text:span text:style-name="T15">echo "deb [arch=$(dpkg --print-architecture) signed-by=/etc/apt/keyrings/docker.asc] https://download.docker.com/linux/ubuntu \</text:span></text:span></text:p>
      <text:p text:style-name="P8"><text:span text:style-name="Source_20_Text"><text:span text:style-name="T15"><text:s text:c="2"/>$(. /etc/os-release &amp;&amp; echo "$VERSION_CODENAME") stable" | \</text:span></text:span></text:p>
      <text:p text:style-name="P8"><text:span text:style-name="Source_20_Text"><text:span text:style-name="T15"><text:s text:c="2"/>sudo tee /etc/apt/sources.list.d/docker.list &gt; /dev/null</text:span></text:span></text:p>
      <text:p text:style-name="P8"/>
      <text:p text:style-name="P13">sudo apt-get update</text:p>
      <text:p text:style-name="P8"/>
      <text:p text:style-name="P17">Install the Docker packages.</text:p>
      <text:p text:style-name="P7"><text:span text:style-name="Source_20_Text"><text:span text:style-name="T15">sudo apt-get install docker-ce docker-ce-cli containerd.io docker-buildx-plugin docker-compose-plugin</text:span></text:span></text:p>
      <text:p text:style-name="P8"/>
      <text:p text:style-name="P8"><text:span text:style-name="T8">Verify that the installation is successful by running the </text:span><text:span text:style-name="Source_20_Text"><text:span text:style-name="T8">hello-world</text:span></text:span><text:span text:style-name="T8"> image:</text:span></text:p>
      <text:p text:style-name="P7"><text:span text:style-name="Source_20_Text"><text:span text:style-name="T15">sudo docker run hello-world</text:span></text:span></text:p>
      <text:p text:style-name="P8"/>
      <text:p text:style-name="P16"><text:span text:style-name="T14">Set d</text:span>ocker without sudo</text:p>
      <text:p text:style-name="P7"><text:span text:style-name="Source_20_Text"><text:span text:style-name="T15">sudo groupadd docker</text:span></text:span></text:p>
      <text:p text:style-name="P7"><text:span text:style-name="Source_20_Text"><text:span text:style-name="T15">sudo usermod -aG docker ${USER}</text:span></text:span></text:p>
      <text:p text:style-name="P8"><text:span text:style-name="Source_20_Text"><text:span text:style-name="T15">newgrp docker</text:span></text:span></text:p>
      <text:p text:style-name="P9"><text:span text:style-name="Source_20_Text"><text:span text:style-name="T15">docker run hello-world</text:span></text:span></text:p>
      <text:p text:style-name="P8"><text:span text:style-name="Source_20_Text"><text:span text:style-name="T13"/></text:span></text:p>
      <text:p text:style-name="P14">Configure Docker to start on boot with systemd</text:p>
      <text:p text:style-name="P18"><text:span text:style-name="Source_20_Text"><text:span text:style-name="T10">sudo systemctl enable docker.service</text:span></text:span></text:p>
      <text:p text:style-name="P18"><text:span text:style-name="Source_20_Text"><text:span text:style-name="T10">sudo systemctl enable containerd.service</text:span></text:span></text:p>
      <text:p text:style-name="P20"/>
      <text:p text:style-name="P19">Create work directory </text:p>
      <text:p text:style-name="P19"><text:span text:style-name="Source_20_Text"><text:span text:style-name="T12">mkdir -p ~/QtProg/yolov8</text:span></text:span></text:p>
      <text:p text:style-name="P20"/>
      <text:p text:style-name="P19">Put into yolov8 <text:s text:c="2"/>2 file <text:s/>from <text:s/>external HDD - <text:s/>yolo8.tar <text:s/>rknn-converter.tar</text:p>
      <text:p text:style-name="P19"/>
      <text:p text:style-name="P19">Load Docker images from files</text:p>
      <text:p text:style-name="P21"><text:span text:style-name="Source_20_Text"><text:span text:style-name="T11">cd ~/QtProg/yolov8 &amp;&amp; </text:span></text:span><text:span text:style-name="Source_20_Text"><text:span text:style-name="T12">docker load &lt; yolo8.tar</text:span></text:span></text:p>
      <text:p text:style-name="P22">256d88da4185: Loading layer <text:s/>80.35MB/80.35MB</text:p>
      <text:p text:style-name="P22">816f1523251f: Loading layer <text:s/>11.06MB/11.06MB</text:p>
      <text:p text:style-name="P22">0bc83a8df0f9: Loading layer <text:s/>148.5MB/148.5MB</text:p>
      <text:p text:style-name="P22">d721c10aab2e: Loading layer <text:s/>3.072kB/3.072kB</text:p>
      <text:p text:style-name="P22"><text:soft-page-break/>4ca458e6022e: Loading layer <text:s/>18.94kB/18.94kB</text:p>
      <text:p text:style-name="P22">b493c6453b6f: Loading layer <text:s/>2.177GB/2.177GB</text:p>
      <text:p text:style-name="P22">074e6f47dec6: Loading layer <text:s/>267.8kB/267.8kB</text:p>
      <text:p text:style-name="P22">cec87d4b70bb: Loading layer <text:s/>10.75kB/10.75kB</text:p>
      <text:p text:style-name="P22">7eb3a399d1e7: Loading layer <text:s text:c="2"/>5.12kB/5.12kB</text:p>
      <text:p text:style-name="P22">c04b7e8076f7: Loading layer <text:s/>1.536kB/1.536kB</text:p>
      <text:p text:style-name="P22">f0bd72f90dfd: Loading layer <text:s/>776.7kB/776.7kB</text:p>
      <text:p text:style-name="P22">6bf170e304b7: Loading layer <text:s/>8.924GB/8.924GB</text:p>
      <text:p text:style-name="P22">Loaded image: yolo8:latest</text:p>
      <text:p text:style-name="P20"/>
      <text:p text:style-name="P21"><text:span text:style-name="Source_20_Text"><text:span text:style-name="T12">docker load &lt; rknn-converter.tar</text:span></text:span></text:p>
      <text:p text:style-name="P22">3ec3ded77c0c: Loading layer <text:s/>75.19MB/75.19MB</text:p>
      <text:p text:style-name="P22">cb281fefde7c: Loading layer <text:s/>833.4MB/833.4MB</text:p>
      <text:p text:style-name="P22">952283d3a1c3: Loading layer <text:s/>1.536kB/1.536kB</text:p>
      <text:p text:style-name="P22">3aa8bce7dcf8: Loading layer <text:s/>206.8MB/206.8MB</text:p>
      <text:p text:style-name="P22">4c4c760dd653: Loading layer <text:s/>1.536kB/1.536kB</text:p>
      <text:p text:style-name="P22">b1826c4547b6: Loading layer <text:s/>6.743GB/6.743GB</text:p>
      <text:p text:style-name="P22">d632688b7232: Loading layer <text:s/>745.7MB/745.7MB</text:p>
      <text:p text:style-name="P22">Loaded image: ilooro/rknn-converter:latest</text:p>
      <text:p text:style-name="P22"/>
      <text:p text:style-name="P6"><text:span text:style-name="T9">Вывести текущие images Docker </text:span><text:s/></text:p>
      <text:p text:style-name="P6"><text:span text:style-name="Source_20_Text"><text:span text:style-name="T17">docker images</text:span></text:span></text:p>
      <text:p text:style-name="P6"/>
      <text:p text:style-name="P24"/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6"/></text:span></text:p>
      <text:p text:style-name="P15"/>
      <text:p text:style-name="P15">Сохранить Image Docker <text:s/>to file <text:s text:c="2"/></text:p>
      <text:p text:style-name="P5"><text:span text:style-name="Source_20_Text"><text:span text:style-name="T17">sudo docker save afdca96f8b7d &gt; yolo8.tar</text:span></text:span></text:p>
      <text:p text:style-name="P10"><text:span text:style-name="Source_20_Text"><text:span text:style-name="T18">sudo docker save e24941541caa &gt; rknn-converter.tar</text:span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0"><text:span text:style-name="Source_20_Text"><text:span text:style-name="T18"/></text:span></text:p>
      <text:p text:style-name="P11"><text:span text:style-name="Source_20_Text"><text:span text:style-name="T18">sudo snap services</text:span></text:span></text:p>
      <text:p text:style-name="P12">Service <text:s text:c="45"/><text:tab/><text:tab/>Startup <text:s/>Current <text:s text:c="2"/>Notes</text:p>
      <text:p text:style-name="P12">docker.dockerd <text:s text:c="38"/><text:tab/>enabled <text:s/>active <text:s text:c="3"/>-</text:p>
      <text:p text:style-name="P12">docker.nvidia-container-toolkit <text:s text:c="21"/>enabled <text:s/>inactive <text:s/>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4-12-13T17:25:10.699345755</dc:date>
    <meta:editing-duration>PT2H45S</meta:editing-duration>
    <meta:editing-cycles>13</meta:editing-cycles>
    <meta:document-statistic meta:table-count="0" meta:image-count="0" meta:object-count="0" meta:page-count="2" meta:paragraph-count="63" meta:word-count="312" meta:character-count="2820" meta:non-whitespace-character-count="2408"/>
  </office:meta>
</office:document-meta>
</file>